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ash Maps in Java</text:title></text:p>
      <text:p text:style-name="OrgTitle"/>
      <text:p text:style-name="OrgSubtitle"><text:initial-creator>Shubham Mahaj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56755c">1. Basics of Hash Maps</text:a></text:p>
          <text:p text:style-name="Contents_20_2"><text:a xlink:type="simple" xlink:href="#org25e2117">1.1. Definition</text:a></text:p>
          <text:p text:style-name="Contents_20_3"><text:a xlink:type="simple" xlink:href="#orgb10e917">1.1.1. But what do we mean by that?</text:a></text:p>
          <text:p text:style-name="Contents_20_3"><text:a xlink:type="simple" xlink:href="#orgf0d068c">1.1.2. What did we observed?</text:a></text:p>
          <text:p text:style-name="Contents_20_3"><text:a xlink:type="simple" xlink:href="#orgf8abd4d">1.1.3. What did we observed?</text:a></text:p>
          <text:p text:style-name="Contents_20_1"><text:a xlink:type="simple" xlink:href="#org8a80c92">2. Syntax</text:a></text:p>
          <text:p text:style-name="Contents_20_1"><text:a xlink:type="simple" xlink:href="#orgd4c2c59">3. Properties of a HashMap</text:a></text:p>
          <text:p text:style-name="Contents_20_1"><text:a xlink:type="simple" xlink:href="#org1472567">4. A sample program</text:a></text:p>
          <text:p text:style-name="Contents_20_1"><text:a xlink:type="simple" xlink:href="#org324782c">5. The test case</text:a></text:p>
          <text:p text:style-name="Contents_20_1"><text:a xlink:type="simple" xlink:href="#org2c0ee34">6. A humble solution</text:a></text:p>
          <text:p text:style-name="Contents_20_2"><text:a xlink:type="simple" xlink:href="#org463f4f0">6.1. Step - 1</text:a></text:p>
          <text:p text:style-name="Contents_20_2"><text:a xlink:type="simple" xlink:href="#orgf94e5d5">6.2. Step - 2</text:a></text:p>
          <text:p text:style-name="Contents_20_2"><text:a xlink:type="simple" xlink:href="#org310d642">6.3. Step - 3</text:a></text:p>
          <text:p text:style-name="Contents_20_2"><text:a xlink:type="simple" xlink:href="#org71454ed">6.4. Step - 4</text:a></text:p>
          <text:p text:style-name="Contents_20_2"><text:a xlink:type="simple" xlink:href="#org1959adc">6.5. Step - 5</text:a></text:p>
          <text:p text:style-name="Contents_20_2"><text:a xlink:type="simple" xlink:href="#org7dc7650">6.6. Step - 5</text:a></text:p>
          <text:p text:style-name="Contents_20_2"><text:a xlink:type="simple" xlink:href="#org5dd5d60">6.7. Step - 6</text:a></text:p>
          <text:p text:style-name="Contents_20_1"><text:a xlink:type="simple" xlink:href="#orgde8785d">7. Thank You!</text:a></text:p>
        </text:index-body>
      </text:table-of-conten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B">
                <text:p text:style-name="OrgTableContentsLeft">Home</text:p>
              </table:table-cell>
              <table:table-cell table:style-name="OrgTblCellTB">
                <text:p text:style-name="OrgTableContentsLeft">Featured Blogs</text:p>
              </table:table-cell>
              <table:table-cell table:style-name="OrgTblCellTB">
                <text:p text:style-name="OrgTableContentsLeft"><text:a xlink:type="simple" xlink:href="https://github.com/imahajanshubham">GitHub</text:a>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a56755c"/>
<text:bookmark text:name="orga56755c"/>Basics of Hash Maps
<text:bookmark-end text:name="OrgXref.orga56755c"/></text:h>
      <text:h text:style-name="Heading_20_2" text:outline-level="2" text:is-list-header="false">
<text:bookmark-start text:name="OrgXref.org25e2117"/>
<text:bookmark text:name="org25e2117"/>Definition
<text:bookmark-end text:name="OrgXref.org25e2117"/></text:h>
      <text:p text:style-name="Text_20_body">Java HashMap is one of the most popular Collection classes in java. Java Hash is
Hash table based implementation. HashMap in java extends AbstractMap class that
implements Map interface.
</text:p>
      <text:p text:style-name="Text_20_body"><text:span text:style-name="Emphasis">imahajanshubham@gmail.com</text:span>
</text:p>
      <text:h text:style-name="Heading_20_3" text:outline-level="3" text:is-list-header="false">
<text:bookmark-start text:name="OrgXref.orgb10e917"/>
<text:bookmark text:name="orgb10e917"/>But what do we mean by that?
<text:bookmark-end text:name="OrgXref.orgb10e917"/></text:h>
      <text:p text:style-name="Text_20_body">Before trying to understand the definition of Hash Map, we should try to understand
the concept behind the Hash Map.
</text:p>
      <text:p text:style-name="Text_20_body">Let’s say we want make a record of a phone-book (person’s name and phone no) as
follows: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Right"><text:span text:style-name="Bold">Phone No.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aj</text:p>
              </table:table-cell>
              <table:table-cell table:style-name="OrgTblCellT">
                <text:p text:style-name="OrgTableContentsRight">2345671001</text:p>
              </table:table-cell>
            </table:table-row>
            <table:table-row>
              <table:table-cell table:style-name="OrgTblCell">
                <text:p text:style-name="OrgTableContentsLeft">Nisha</text:p>
              </table:table-cell>
              <table:table-cell table:style-name="OrgTblCell">
                <text:p text:style-name="OrgTableContentsRight">4464832994</text:p>
              </table:table-cell>
            </table:table-row>
            <table:table-row>
              <table:table-cell table:style-name="OrgTblCell">
                <text:p text:style-name="OrgTableContentsLeft">Sonu</text:p>
              </table:table-cell>
              <table:table-cell table:style-name="OrgTblCell">
                <text:p text:style-name="OrgTableContentsRight">4858830685</text:p>
              </table:table-cell>
            </table:table-row>
            <table:table-row>
              <table:table-cell table:style-name="OrgTblCell">
                <text:p text:style-name="OrgTableContentsLeft">Nitin</text:p>
              </table:table-cell>
              <table:table-cell table:style-name="OrgTblCell">
                <text:p text:style-name="OrgTableContentsRight">8739111330</text:p>
              </table:table-cell>
            </table:table-row>
            <table:table-row>
              <table:table-cell table:style-name="OrgTblCell">
                <text:p text:style-name="OrgTableContentsLeft">Akshay</text:p>
              </table:table-cell>
              <table:table-cell table:style-name="OrgTblCell">
                <text:p text:style-name="OrgTableContentsRight">8743193003</text:p>
              </table:table-cell>
            </table:table-row>
            <table:table-row>
              <table:table-cell table:style-name="OrgTblCellB">
                <text:p text:style-name="OrgTableContentsLeft">Muskan</text:p>
              </table:table-cell>
              <table:table-cell table:style-name="OrgTblCellB">
                <text:p text:style-name="OrgTableContentsRight">9899363086</text:p>
              </table:table-cell>
            </table:table-row>
          </table:table-rows>
        </table:table>
      </text:section>
      <text:p text:style-name="Text_20_body">For the sake of simplicity (to avoid rehashing), let’s assume:
</text:p>
      <text:list text:style-name="OrgBulletedList" text:continue-numbering="false">
        <text:list-item>
          <text:p text:style-name="Text_20_body">Each name is unique.
</text:p>
        </text:list-item>
        <text:list-item>
          <text:p text:style-name="Text_20_body">A single person can have only one phone no.
</text:p>
        </text:list-item>
      </text:list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Right"><text:span text:style-name="Bold">Phone No.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aj</text:p>
              </table:table-cell>
              <table:table-cell table:style-name="OrgTblCellT">
                <text:p text:style-name="OrgTableContentsRight">2345671001</text:p>
              </table:table-cell>
            </table:table-row>
            <table:table-row>
              <table:table-cell table:style-name="OrgTblCell">
                <text:p text:style-name="OrgTableContentsLeft">Nisha</text:p>
              </table:table-cell>
              <table:table-cell table:style-name="OrgTblCell">
                <text:p text:style-name="OrgTableContentsRight">4464832994</text:p>
              </table:table-cell>
            </table:table-row>
            <table:table-row>
              <table:table-cell table:style-name="OrgTblCell">
                <text:p text:style-name="OrgTableContentsLeft">Sonu</text:p>
              </table:table-cell>
              <table:table-cell table:style-name="OrgTblCell">
                <text:p text:style-name="OrgTableContentsRight">4858830685</text:p>
              </table:table-cell>
            </table:table-row>
            <table:table-row>
              <table:table-cell table:style-name="OrgTblCell">
                <text:p text:style-name="OrgTableContentsLeft">Nitin</text:p>
              </table:table-cell>
              <table:table-cell table:style-name="OrgTblCell">
                <text:p text:style-name="OrgTableContentsRight">8739111330</text:p>
              </table:table-cell>
            </table:table-row>
            <table:table-row>
              <table:table-cell table:style-name="OrgTblCell">
                <text:p text:style-name="OrgTableContentsLeft">Akshay</text:p>
              </table:table-cell>
              <table:table-cell table:style-name="OrgTblCell">
                <text:p text:style-name="OrgTableContentsRight">8743193003</text:p>
              </table:table-cell>
            </table:table-row>
            <table:table-row>
              <table:table-cell table:style-name="OrgTblCellB">
                <text:p text:style-name="OrgTableContentsLeft">Muskan</text:p>
              </table:table-cell>
              <table:table-cell table:style-name="OrgTblCellB">
                <text:p text:style-name="OrgTableContentsRight">9899363086</text:p>
              </table:table-cell>
            </table:table-row>
          </table:table-rows>
        </table:table>
      </text:section>
      <text:p text:style-name="Text_20_body">and so on…
</text:p>
      <text:p text:style-name="Text_20_body">Now what we want to do is:
If we say a name, we wanna know his/her phone no.
</text:p>
      <text:p text:style-name="Text_20_body">For ex: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Input</text:p>
              </table:table-cell>
              <table:table-cell table:style-name="OrgTblCellT">
                <text:p text:style-name="OrgTableContentsRight">Raj</text:p>
              </table:table-cell>
            </table:table-row>
            <table:table-row>
              <table:table-cell table:style-name="OrgTblCellB">
                <text:p text:style-name="OrgTableContentsLeft">Output</text:p>
              </table:table-cell>
              <table:table-cell table:style-name="OrgTblCellB">
                <text:p text:style-name="OrgTableContentsRight">2345671001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f0d068c"/>
<text:bookmark text:name="orgf0d068c"/>What did we observed?
<text:bookmark-end text:name="OrgXref.orgf0d068c"/></text:h>
      <text:list text:style-name="OrgBulletedList" text:continue-numbering="false">
        <text:list-item>
          <text:p text:style-name="Text_20_body">We don’t know the exact no of names/phone-nos.
</text:p>
        </text:list-item>
        <text:list-item>
          <text:p text:style-name="Text_20_body">So the Hash-Size is not fixed. But there are ways via which we can fix the
Hash-Size (using constructors).
</text:p>
        </text:list-item>
        <text:list-item>
          <text:p text:style-name="Text_20_body">The order of the entries (Raj -&gt; Nisha or Nisha -&gt; Raj) doesn’t matter for us
to fetch their phone nos. So Hash Map doesn’t require sorted input.
</text:p>
        </text:list-item>
        <text:list-item>
          <text:p text:style-name="Text_20_body">Person’s name (input) is the <text:span text:style-name="OrgCode">KEY</text:span> to find the <text:span text:style-name="OrgCode">VALUE</text:span> i.e. phone no. (output) i.e
<text:span text:style-name="Bold">name is mapped with phone no</text:span>.
</text:p>
        </text:list-item>
        <text:list-item>
          <text:p text:style-name="Text_20_body">Instead of phone record, we can create any type of record. So the data-type of
Keys/Values depends upon the user.
</text:p>
        </text:list-item>
      </text:list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Input</text:p>
              </table:table-cell>
              <table:table-cell table:style-name="OrgTblCellT">
                <text:p text:style-name="OrgTableContentsRight">Raj</text:p>
              </table:table-cell>
            </table:table-row>
            <table:table-row>
              <table:table-cell table:style-name="OrgTblCellB">
                <text:p text:style-name="OrgTableContentsLeft">Output</text:p>
              </table:table-cell>
              <table:table-cell table:style-name="OrgTblCellB">
                <text:p text:style-name="OrgTableContentsRight">2345671001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f8abd4d"/>
<text:bookmark text:name="orgf8abd4d"/>What did we observed?
<text:bookmark-end text:name="OrgXref.orgf8abd4d"/></text:h>
      <text:list text:style-name="OrgBulletedList" text:continue-numbering="false">
        <text:list-item>
          <text:p text:style-name="Text_20_body">We don’t know the exact no of names/phone-nos.
</text:p>
        </text:list-item>
      </text:list>
      <text:p text:style-name="Text_20_body">The no of entries (name/phone no) in the Hash Map is called <text:span text:style-name="Bold">Hash-Size</text:span>.
</text:p>
      <text:p text:style-name="Text_20_body">So the Hash-Size is not fixed. But there are ways via which we can fix the
Hash-Size (using constructors).
</text:p>
      <text:list text:style-name="OrgBulletedList" text:continue-numbering="false">
        <text:list-item>
          <text:p text:style-name="Text_20_body">The order of the entries (Raj -&gt; Nisha or Nisha -&gt; Raj) doesn’t matter for us
to fetch their phone nos. So Hash Map doesn’t require sorted input.
</text:p>
        </text:list-item>
        <text:list-item>
          <text:p text:style-name="Text_20_body">Person’s name (input) is the <text:span text:style-name="OrgCode">KEY</text:span> to find the <text:span text:style-name="OrgCode">VALUE</text:span> i.e. phone no. (output)
i.e <text:span text:style-name="Bold">name is mapped with phone no</text:span>.
</text:p>
        </text:list-item>
        <text:list-item>
          <text:p text:style-name="Text_20_body">Instead of phone record, we can create any type of record. So the data-type of
Keys/Values depends upon the user.
</text:p>
        </text:list-item>
        <text:list-item>
          <text:p text:style-name="Text_20_body">Each <text:span text:style-name="OrgCode">Name - phone no</text:span> is in the form of pair similar to <text:span text:style-name="OrgCode">Key - Value</text:span>.
</text:p>
        </text:list-item>
      </text:list>
      <text:p text:style-name="Text_20_body">Till know, we came to understand a little-bit about something known as
Hash-Size, Keys and Values. Now let’s try to understand more about Hash Map in
technical terms.
</text:p>
      <text:h text:style-name="Heading_20_1" text:outline-level="1" text:is-list-header="false">
<text:bookmark-start text:name="OrgXref.org8a80c92"/>
<text:bookmark text:name="org8a80c92"/>Syntax
<text:bookmark-end text:name="OrgXref.org8a80c92"/></text:h>
      <text:p text:style-name="Text_20_body">In Java, the HashMap class’ object is declared as follows:
</text:p>
      <text:p text:style-name="OrgSrcBlockLastLine"><text:span text:style-name="OrgSrcFontLockTypeFace">Map</text:span><text:span text:style-name="OrgSrcRainbowDelimitersDepth1Face">&lt;</text:span><text:span text:style-name="OrgSrcFontLockTypeFace">Key</text:span>,<text:s/><text:span text:style-name="OrgSrcFontLockTypeFace">Value</text:span><text:span text:style-name="OrgSrcRainbowDelimitersDepth1Face">&gt;</text:span><text:s/><text:span text:style-name="OrgSrcFontLockVariableNameFace">obj</text:span><text:s/>=<text:s/><text:span text:style-name="OrgSrcFontLockKeywordFace">new</text:span><text:s/><text:span text:style-name="OrgSrcFontLockTypeFace">HashMap</text:span><text:span text:style-name="OrgSrcRainbowDelimitersDepth1Face">&lt;</text:span><text:span text:style-name="OrgSrcFontLockTypeFace">Key</text:span>,<text:s/><text:span text:style-name="OrgSrcFontLockTypeFace">Value</text:span><text:span text:style-name="OrgSrcRainbowDelimitersDepth1Face">&gt;</text:span><text:span text:style-name="OrgSrcRainbowDelimitersDepth1Face">(</text:span><text:span text:style-name="OrgSrcRainbowDelimitersDepth1Face">)</text:span>;</text:p>
      <text:p text:style-name="Text_20_body">For ex:
</text:p>
      <text:p text:style-name="OrgSrcBlock"><text:span text:style-name="OrgSrcFontLockTypeFace">Map</text:span><text:span text:style-name="OrgSrcRainbowDelimitersDepth1Face">&lt;</text:span><text:span text:style-name="OrgSrcFontLockTypeFace">String</text:span>,<text:s/><text:span text:style-name="OrgSrcFontLockTypeFace">Integer</text:span><text:span text:style-name="OrgSrcRainbowDelimitersDepth1Face">&gt;</text:span><text:s/><text:span text:style-name="OrgSrcFontLockVariableNameFace">record1</text:span><text:s/>=<text:s/><text:span text:style-name="OrgSrcFontLockKeywordFace">new</text:span><text:s/><text:span text:style-name="OrgSrcFontLockTypeFace">HashMap</text:span><text:span text:style-name="OrgSrcRainbowDelimitersDepth1Face">&lt;</text:span><text:span text:style-name="OrgSrcFontLockTypeFace">String</text:span>,<text:s/><text:span text:style-name="OrgSrcFontLockTypeFace">Integer</text:span><text:span text:style-name="OrgSrcRainbowDelimitersDepth1Face">&gt;</text:span><text:span text:style-name="OrgSrcRainbowDelimitersDepth1Face">(</text:span><text:span text:style-name="OrgSrcRainbowDelimitersDepth1Face">)</text:span>;</text:p>
      <text:p text:style-name="OrgSrcBlockLastLine"><text:span text:style-name="OrgSrcFontLockTypeFace">Map</text:span><text:span text:style-name="OrgSrcRainbowDelimitersDepth1Face">&lt;</text:span><text:span text:style-name="OrgSrcFontLockTypeFace">String</text:span>,<text:s/><text:span text:style-name="OrgSrcFontLockTypeFace">String</text:span><text:span text:style-name="OrgSrcRainbowDelimitersDepth1Face">&gt;</text:span><text:s/><text:span text:style-name="OrgSrcFontLockVariableNameFace">record2</text:span><text:s/>=<text:s/><text:span text:style-name="OrgSrcFontLockKeywordFace">new</text:span><text:s/><text:span text:style-name="OrgSrcFontLockTypeFace">HashMap</text:span><text:span text:style-name="OrgSrcRainbowDelimitersDepth1Face">&lt;</text:span><text:span text:style-name="OrgSrcFontLockTypeFace">String</text:span>,<text:s/><text:span text:style-name="OrgSrcFontLockTypeFace">String</text:span><text:span text:style-name="OrgSrcRainbowDelimitersDepth1Face">&gt;</text:span><text:span text:style-name="OrgSrcRainbowDelimitersDepth1Face">(</text:span><text:span text:style-name="OrgSrcRainbowDelimitersDepth1Face">)</text:span>;</text:p>
      <text:h text:style-name="Heading_20_1" text:outline-level="1" text:is-list-header="false">
<text:bookmark-start text:name="OrgXref.orgd4c2c59"/>
<text:bookmark text:name="orgd4c2c59"/>Properties of a HashMap
<text:bookmark-end text:name="OrgXref.orgd4c2c59"/></text:h>
      <text:list text:style-name="OrgBulletedList" text:continue-numbering="false">
        <text:list-item>
          <text:p text:style-name="Text_20_body">HashMap is denoted as <text:span text:style-name="OrgCode">HashMap&lt;Key, Value&gt;</text:span>.
</text:p>
        </text:list-item>
        <text:list-item>
          <text:p text:style-name="Text_20_body">No need to specify the size of HashMap.
</text:p>
        </text:list-item>
        <text:list-item>
          <text:p text:style-name="Text_20_body">No need of sorted input.
</text:p>
        </text:list-item>
        <text:list-item>
          <text:p text:style-name="Text_20_body">Neither it sorts the stored input.
</text:p>
        </text:list-item>
        <text:list-item>
          <text:p text:style-name="Text_20_body">Similar to <text:span text:style-name="OrgCode">Hashtable</text:span> class except it permits null values and keys.
</text:p>
        </text:list-item>
        <text:list-item>
          <text:p text:style-name="Text_20_body">You need to import <text:span text:style-name="OrgCode">java.util.HashMap</text:span> class in order to use the HashMap class
and its methods.
</text:p>
        </text:list-item>
      </text:list>
      <text:h text:style-name="Heading_20_1" text:outline-level="1" text:is-list-header="false">
<text:bookmark-start text:name="OrgXref.org1472567"/>
<text:bookmark text:name="org1472567"/>A sample program
<text:bookmark-end text:name="OrgXref.org1472567"/></text:h>
      <text:p text:style-name="Text_20_body">What better way to understand more than to learn it by implementation? With that
spirit, let’s try to make a program in java to implement a phonebook
as follows:
</text:p>
      <text:list text:style-name="OrgNumberedList" text:continue-numbering="false">
        <text:list-item>
          <text:p text:style-name="Text_20_body">Get ’n’ (<text:span text:style-name="OrgCode">INTEGER</text:span> value) from the user, denoting the no of entries/records
to be filled in the phonebook.
</text:p>
        </text:list-item>
        <text:list-item>
          <text:p text:style-name="Text_20_body">Now, get ’n’ no of names-phoneno (<text:span text:style-name="OrgCode">STRING-INTEGER</text:span>) space separated pairs from the user.
</text:p>
          <text:p text:style-name="Text_20_body">For ex:
</text:p>
        </text:list-item>
      </text:list>
      <text:section text:style-name="OrgIndentedSection-Level-1" text:name="Section6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Raj 34745910</text:p>
              </table:table-cell>
            </table:table-row>
            <table:table-row>
              <table:table-cell table:style-name="OrgTblCell">
                <text:p text:style-name="OrgTableContentsLeft">Sonu 86988901</text:p>
              </table:table-cell>
            </table:table-row>
            <table:table-row>
              <table:table-cell table:style-name="OrgTblCellB">
                <text:p text:style-name="OrgTableContentsLeft">Ravi 87240393</text:p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Get unknown no of names (<text:span text:style-name="OrgCode">STRING</text:span>) from the user and for each of the these
names, print:
</text:p>
        </text:list-item>
      </text:list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If name is present in the phonebook</text:p>
              </table:table-cell>
              <table:table-cell table:style-name="OrgTblCellT">
                <text:p text:style-name="OrgTableContentsLeft"><text:span text:style-name="Bold">name=phoneno</text:span></text:p>
              </table:table-cell>
            </table:table-row>
            <table:table-row>
              <table:table-cell table:style-name="OrgTblCellB">
                <text:p text:style-name="OrgTableContentsLeft">If name is not present</text:p>
              </table:table-cell>
              <table:table-cell table:style-name="OrgTblCellB">
                <text:p text:style-name="OrgTableContentsLeft"><text:span text:style-name="Bold">Not found</text:span>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324782c"/>
<text:bookmark text:name="org324782c"/>The test case
<text:bookmark-end text:name="OrgXref.org324782c"/></text:h>
      <text:p text:style-name="Text_20_body">Input:
</text:p>
      <text:section text:style-name="OrgIndentedSection-Level-0" text:name="Section8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3</text:p>
              </table:table-cell>
            </table:table-row>
            <table:table-row>
              <table:table-cell table:style-name="OrgTblCell">
                <text:p text:style-name="OrgTableContentsLeft">Raj 34745910</text:p>
              </table:table-cell>
            </table:table-row>
            <table:table-row>
              <table:table-cell table:style-name="OrgTblCell">
                <text:p text:style-name="OrgTableContentsLeft">Sonu 86988901</text:p>
              </table:table-cell>
            </table:table-row>
            <table:table-row>
              <table:table-cell table:style-name="OrgTblCell">
                <text:p text:style-name="OrgTableContentsLeft">Ravi 87240393</text:p>
              </table:table-cell>
            </table:table-row>
            <table:table-row>
              <table:table-cell table:style-name="OrgTblCell">
                <text:p text:style-name="OrgTableContentsLeft">Raju</text:p>
              </table:table-cell>
            </table:table-row>
            <table:table-row>
              <table:table-cell table:style-name="OrgTblCellB">
                <text:p text:style-name="OrgTableContentsLeft">Ravi</text:p>
              </table:table-cell>
            </table:table-row>
          </table:table-rows>
        </table:table>
      </text:section>
      <text:p text:style-name="Text_20_body">Output:
</text:p>
      <text:section text:style-name="OrgIndentedSection-Level-0" text:name="Section9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Not found</text:p>
              </table:table-cell>
            </table:table-row>
            <table:table-row>
              <table:table-cell table:style-name="OrgTblCellB">
                <text:p text:style-name="OrgTableContentsLeft">Ravi=87240393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2c0ee34"/>
<text:bookmark text:name="org2c0ee34"/>A humble solution
<text:bookmark-end text:name="OrgXref.org2c0ee34"/></text:h>
      <text:h text:style-name="Heading_20_2" text:outline-level="2" text:is-list-header="false">
<text:bookmark-start text:name="OrgXref.org463f4f0"/>
<text:bookmark text:name="org463f4f0"/>Step - 1
<text:bookmark-end text:name="OrgXref.org463f4f0"/></text:h>
      <text:p text:style-name="Text_20_body">Let’s create testMain class with main function and initialize <text:span text:style-name="OrgCode">Scanner</text:span> and <text:span text:style-name="OrgCode">Map</text:span>
classes:
</text:p>
      <text:p text:style-name="OrgSrcBlock"><text:span text:style-name="OrgSrcFontLockKeywordFace">import</text:span><text:s/><text:span text:style-name="OrgSrcFontLockConstantFace">java</text:span>.<text:span text:style-name="OrgSrcFontLockConstantFace">util</text:span>.*;</text:p>
      <text:p text:style-name="OrgSrcBlock"><text:span text:style-name="OrgSrcFontLockKeywordFace">import</text:span><text:s/><text:span text:style-name="OrgSrcFontLockConstantFace">java</text:span>.<text:span text:style-name="OrgSrcFontLockConstantFace">io</text:span>.*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testMain</text:span><text:s/><text:span text:style-name="OrgSrcRainbowDelimitersDepth1Face">{</text:span></text:p>
      <text:p text:style-name="OrgSrcBlock"><text:s/><text:s/><text:span text:style-name="OrgSrcFontLockKeywordFace">p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<text:span text:style-name="OrgSrcRainbowDelimitersDepth2Face">(</text:span><text:span text:style-name="OrgSrcFontLockTypeFace">String</text:span><text:s/><text:span text:style-name="OrgSrcRainbowDelimitersDepth3Face">[</text:span><text:span text:style-name="OrgSrcRainbowDelimitersDepth3Face">]</text:span><text:span text:style-name="OrgSrcFontLockVariableNameFace">args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TypeFace">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/><text:span text:style-name="OrgSrcFontLockVariableNameFace">phoneBook</text:span><text:s/>=<text:s/><text:span text:style-name="OrgSrcFontLockKeywordFace">new</text:span><text:s/><text:span text:style-name="OrgSrcFontLockTypeFace">Hash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TypeFace">Scanne</text:span><text:span text:style-name="OrgSrcFontLockTypeFace">r</text:span><text:s/><text:span text:style-name="OrgSrcFontLockVariableNameFace">scan</text:span><text:s/>=<text:s/><text:span text:style-name="OrgSrcFontLockKeywordFace">new</text:span><text:s/><text:span text:style-name="OrgSrcFontLockTypeFace">Scanner</text:span><text:span text:style-name="OrgSrcRainbowDelimitersDepth3Face">(</text:span>System.in<text:span text:style-name="OrgSrcRainbowDelimitersDepth3Face">)</text:span>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<text:s/><text:s/><text:s/><text:s/></text:p>
      <text:h text:style-name="Heading_20_2" text:outline-level="2" text:is-list-header="false">
<text:bookmark-start text:name="OrgXref.orgf94e5d5"/>
<text:bookmark text:name="orgf94e5d5"/>Step - 2
<text:bookmark-end text:name="OrgXref.orgf94e5d5"/></text:h>
      <text:p text:style-name="Text_20_body">Now let’s get the value of ’n’ (<text:span text:style-name="OrgCode">INTEGER</text:span>) i.e. the no of phone records to be
entered:
</text:p>
      <text:p text:style-name="OrgSrcBlockLastLine"><text:span text:style-name="OrgSrcFontLockTypeFace">in</text:span><text:span text:style-name="OrgSrcFontLockTypeFace">t</text:span><text:s/><text:span text:style-name="OrgSrcFontLockVariableNameFace">n</text:span><text:s/>=<text:s/>scan.nextInt<text:span text:style-name="OrgSrcRainbowDelimitersDepth1Face">(</text:span><text:span text:style-name="OrgSrcRainbowDelimitersDepth1Face">)</text:span>;</text:p>
      <text:h text:style-name="Heading_20_2" text:outline-level="2" text:is-list-header="false">
<text:bookmark-start text:name="OrgXref.org310d642"/>
<text:bookmark text:name="org310d642"/>Step - 3
<text:bookmark-end text:name="OrgXref.org310d642"/></text:h>
      <text:p text:style-name="Text_20_body">Now let’s fill ’n’ records (<text:span text:style-name="OrgCode">STRING-INTEGER</text:span>) in the phonebook.
</text:p>
      <text:p text:style-name="OrgSrcBlock"><text:span text:style-name="OrgSrcFontLockTypeFace">in</text:span><text:span text:style-name="OrgSrcFontLockTypeFace">t</text:span><text:s/><text:span text:style-name="OrgSrcFontLockVariableNameFace">n</text:span><text:s/>=<text:s/>scan.nextInt<text:span text:style-name="OrgSrcRainbowDelimitersDepth1Face">(</text:span><text:span text:style-name="OrgSrcRainbowDelimitersDepth1Face">)</text:span>;</text:p>
      <text:p text:style-name="OrgSrcBlock"/>
      <text:p text:style-name="OrgSrcBlock"><text:span text:style-name="OrgSrcFontLockKeywordFace">for</text:span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<text:span text:style-name="OrgSrcFontLockTypeFace">n</text:span>;<text:s/>i++<text:span text:style-name="OrgSrcRainbowDelimitersDepth1Face">)</text:span><text:span text:style-name="OrgSrcRainbowDelimitersDepth1Face">{</text:span></text:p>
      <text:p text:style-name="OrgSrcBlock"><text:s/><text:s/><text:span text:style-name="OrgSrcFontLockTypeFace">Strin</text:span><text:span text:style-name="OrgSrcFontLockTypeFace">g</text:span><text:s/><text:span text:style-name="OrgSrcFontLockVariableNameFace">name</text:span><text:s/>=<text:s/>scan.next<text:span text:style-name="OrgSrcRainbowDelimitersDepth2Face">(</text:span><text:span text:style-name="OrgSrcRainbowDelimitersDepth2Face">)</text:span>;</text:p>
      <text:p text:style-name="OrgSrcBlock"><text:s/><text:s/><text:span text:style-name="OrgSrcFontLockTypeFace">in</text:span><text:span text:style-name="OrgSrcFontLockTypeFace">t</text:span><text:s/><text:span text:style-name="OrgSrcFontLockVariableNameFace">phone</text:span><text:s/>=<text:s/>scan.nextInt<text:span text:style-name="OrgSrcRainbowDelimitersDepth2Face">(</text:span><text:span text:style-name="OrgSrcRainbowDelimitersDepth2Face">)</text:span>;</text:p>
      <text:p text:style-name="OrgSrcBlock"/>
      <text:p text:style-name="OrgSrcBlock"><text:s/><text:s/>phoneBook.put<text:span text:style-name="OrgSrcRainbowDelimitersDepth2Face">(</text:span>name,<text:s/>phone<text:span text:style-name="OrgSrcRainbowDelimitersDepth2Face">)</text:span>;</text:p>
      <text:p text:style-name="OrgSrcBlockLastLine"><text:span text:style-name="OrgSrcRainbowDelimitersDepth1Face">}</text:span></text:p>
      <text:p text:style-name="Text_20_body">To put the data (name, phoneno) in the HashMap/phonebook, <text:span text:style-name="OrgCode">put()</text:span> method is used.
</text:p>
      <text:p text:style-name="Text_20_body"><text:span text:style-name="Bold">Syntax:</text:span>
       <text:span text:style-name="OrgCode">put(Key, Value)</text:span>
</text:p>
      <text:h text:style-name="Heading_20_2" text:outline-level="2" text:is-list-header="false">
<text:bookmark-start text:name="OrgXref.org71454ed"/>
<text:bookmark text:name="org71454ed"/>Step - 4
<text:bookmark-end text:name="OrgXref.org71454ed"/></text:h>
      <text:p text:style-name="Text_20_body">Now comes a little tricky part:
</text:p>
      <text:list text:style-name="OrgNumberedList" text:continue-numbering="false">
        <text:list-item>
          <text:p text:style-name="Text_20_body">Get unknown no of names (<text:span text:style-name="OrgCode">STRING</text:span>) from the user and for each of the these
names, print:
</text:p>
        </text:list-item>
      </text:list>
      <text:section text:style-name="OrgIndentedSection-Level-0" text:name="Section10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If name is present in the phonebook</text:p>
              </table:table-cell>
              <table:table-cell table:style-name="OrgTblCellT">
                <text:p text:style-name="OrgTableContentsLeft"><text:span text:style-name="Bold">name=phoneno</text:span></text:p>
              </table:table-cell>
            </table:table-row>
            <table:table-row>
              <table:table-cell table:style-name="OrgTblCellB">
                <text:p text:style-name="OrgTableContentsLeft">If name is not present</text:p>
              </table:table-cell>
              <table:table-cell table:style-name="OrgTblCellB">
                <text:p text:style-name="OrgTableContentsLeft"><text:span text:style-name="Bold">Not found</text:span></text:p>
              </table:table-cell>
            </table:table-row>
          </table:table-rows>
        </table:table>
      </text:section>
      <text:p text:style-name="Text_20_body">Let’s to do it one-by-one:
</text:p>
      <text:list text:style-name="OrgBulletedList" text:continue-numbering="false">
        <text:list-item>
          <text:p text:style-name="Text_20_body">get unknown no of names (<text:span text:style-name="OrgCode">STRING</text:span>).
</text:p>
        </text:list-item>
      </text:list>
      <text:p text:style-name="OrgSrcBlock"><text:span text:style-name="OrgSrcFontLockKeywordFace">while</text:span><text:span text:style-name="OrgSrcRainbowDelimitersDepth1Face">(</text:span>scan.hasNext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rin</text:span><text:span text:style-name="OrgSrcFontLockTypeFace">g</text:span><text:s/><text:span text:style-name="OrgSrcFontLockVariableNameFace">s</text:span><text:s/>=<text:s/>scan.next<text:span text:style-name="OrgSrcRainbowDelimitersDepth2Face">(</text:span><text:span text:style-name="OrgSrcRainbowDelimitersDepth2Face">)</text:span>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1959adc"/>
<text:bookmark text:name="org1959adc"/>Step - 5
<text:bookmark-end text:name="OrgXref.org1959adc"/></text:h>
      <text:list text:style-name="OrgBulletedList" text:continue-numbering="false">
        <text:list-item>
          <text:p text:style-name="Text_20_body">print the required output.
</text:p>
        </text:list-item>
      </text:list>
      <text:p text:style-name="OrgSrcBlock"><text:span text:style-name="OrgSrcFontLockKeywordFace">while</text:span><text:s/><text:span text:style-name="OrgSrcRainbowDelimitersDepth1Face">(</text:span>scan.hasNext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rin</text:span><text:span text:style-name="OrgSrcFontLockTypeFace">g</text:span><text:s/><text:span text:style-name="OrgSrcFontLockVariableNameFace">s</text:span><text:s/>=<text:s/>scan.next<text:span text:style-name="OrgSrcRainbowDelimitersDepth2Face">(</text:span><text:span text:style-name="OrgSrcRainbowDelimitersDepth2Face">)</text:span>;</text:p>
      <text:p text:style-name="OrgSrcBlock"><text:s/><text:s/><text:span text:style-name="OrgSrcFontLockTypeFace">Intege</text:span><text:span text:style-name="OrgSrcFontLockTypeFace">r</text:span><text:s/><text:span text:style-name="OrgSrcFontLockVariableNameFace">phoneNumber</text:span><text:s/>=<text:s/>phoneBook.get<text:span text:style-name="OrgSrcRainbowDelimitersDepth2Face">(</text:span>s<text:span text:style-name="OrgSrcRainbowDelimitersDepth2Face">)</text:span>;</text:p>
      <text:p text:style-name="OrgSrcBlock"/>
      <text:p text:style-name="OrgSrcBlock"><text:s/><text:s/>System.out.println<text:span text:style-name="OrgSrcRainbowDelimitersDepth2Face">(</text:span><text:span text:style-name="OrgSrcRainbowDelimitersDepth3Face">(</text:span>phoneNumber<text:s/>!=<text:s/><text:span text:style-name="OrgSrcFontLockConstantFace">null</text:span><text:span text:style-name="OrgSrcRainbowDelimitersDepth3Face">)</text:span><text:s/>?<text:s/>s<text:s/>+<text:s/><text:span text:style-name="OrgSrcFontLockStringFace">"="</text:span><text:s/>+<text:s/>phoneNumber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:<text:s/><text:span text:style-name="OrgSrcFontLockStringFace">"Not<text:s/>found"</text:span><text:span text:style-name="OrgSrcRainbowDelimitersDepth2Face">)</text:span>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7dc7650"/>
<text:bookmark text:name="org7dc7650"/>Step - 5
<text:bookmark-end text:name="OrgXref.org7dc7650"/></text:h>
      <text:list text:style-name="OrgBulletedList" text:continue-numbering="false">
        <text:list-item>
          <text:p text:style-name="Text_20_body">print the required output.
</text:p>
        </text:list-item>
      </text:list>
      <text:p text:style-name="OrgSrcBlock"><text:span text:style-name="OrgSrcFontLockKeywordFace">while</text:span><text:span text:style-name="OrgSrcRainbowDelimitersDepth1Face">(</text:span>scan.hasNext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rin</text:span><text:span text:style-name="OrgSrcFontLockTypeFace">g</text:span><text:s/><text:span text:style-name="OrgSrcFontLockVariableNameFace">s</text:span><text:s/>=<text:s/>scan.next<text:span text:style-name="OrgSrcRainbowDelimitersDepth2Face">(</text:span><text:span text:style-name="OrgSrcRainbowDelimitersDepth2Face">)</text:span>;</text:p>
      <text:p text:style-name="OrgSrcBlock"><text:s/><text:s/><text:span text:style-name="OrgSrcFontLockTypeFace">Intege</text:span><text:span text:style-name="OrgSrcFontLockTypeFace">r</text:span><text:s/><text:span text:style-name="OrgSrcFontLockVariableNameFace">phoneNumber</text:span><text:s/>=<text:s/>phoneBook.get<text:span text:style-name="OrgSrcRainbowDelimitersDepth2Face">(</text:span>s<text:span text:style-name="OrgSrcRainbowDelimitersDepth2Face">)</text:span>;</text:p>
      <text:p text:style-name="OrgSrcBlock"/>
      <text:p text:style-name="OrgSrcBlock"><text:s/><text:s/>System.out.println<text:span text:style-name="OrgSrcRainbowDelimitersDepth2Face">(</text:span><text:span text:style-name="OrgSrcRainbowDelimitersDepth3Face">(</text:span>phoneNumber<text:s/>!=<text:s/><text:span text:style-name="OrgSrcFontLockConstantFace">null</text:span><text:span text:style-name="OrgSrcRainbowDelimitersDepth3Face">)</text:span><text:s/>?<text:s/>s<text:s/>+<text:s/><text:span text:style-name="OrgSrcFontLockStringFace">"="</text:span><text:s/>+<text:s/>phoneNumber<text:s/>:<text:s/><text:span text:style-name="OrgSrcFontLockStringFace">"Not<text:s/>found"</text:span><text:span text:style-name="OrgSrcRainbowDelimitersDepth2Face">)</text:span>;</text:p>
      <text:p text:style-name="OrgSrcBlockLastLine"><text:span text:style-name="OrgSrcRainbowDelimitersDepth1Face">}</text:span></text:p>
      <text:p text:style-name="Text_20_body">To get the data (phone no) from the HashMap, <text:span text:style-name="OrgCode">get()</text:span> method is used.
</text:p>
      <text:p text:style-name="Text_20_body"><text:span text:style-name="Bold">Syntax:</text:span>
       <text:span text:style-name="OrgCode">get(Key)</text:span>
</text:p>
      <text:p text:style-name="Text_20_body">So, <text:span text:style-name="OrgCode">phoneBook.get(Raj)</text:span> will return the phone no of ’Raj’ if he’s present. To
check whether a Name/Key is present in the <text:span text:style-name="OrgCode">HashMap</text:span> or not, <text:span text:style-name="OrgCode">HashMap</text:span> uses <text:span text:style-name="OrgCode">equals()</text:span>
method internally.
</text:p>
      <text:h text:style-name="Heading_20_2" text:outline-level="2" text:is-list-header="false">
<text:bookmark-start text:name="OrgXref.org5dd5d60"/>
<text:bookmark text:name="org5dd5d60"/>Step - 6
<text:bookmark-end text:name="OrgXref.org5dd5d60"/></text:h>
      <text:p text:style-name="Text_20_body">Let’s connect the dots:
</text:p>
      <text:p text:style-name="OrgSrcBlock"><text:span text:style-name="OrgSrcFontLockKeywordFace">import</text:span><text:s/><text:span text:style-name="OrgSrcFontLockConstantFace">java</text:span>.<text:span text:style-name="OrgSrcFontLockConstantFace">util</text:span>.*;</text:p>
      <text:p text:style-name="OrgSrcBlock"><text:span text:style-name="OrgSrcFontLockKeywordFace">import</text:span><text:s/><text:span text:style-name="OrgSrcFontLockConstantFace">java</text:span>.<text:span text:style-name="OrgSrcFontLockConstantFace">io</text:span>.*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testMain</text:span><text:s/><text:span text:style-name="OrgSrcRainbowDelimitersDepth1Face">{</text:span></text:p>
      <text:p text:style-name="OrgSrcBlock"><text:s/><text:s/><text:span text:style-name="OrgSrcFontLockKeywordFace">p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<text:span text:style-name="OrgSrcRainbowDelimitersDepth2Face">(</text:span><text:span text:style-name="OrgSrcFontLockTypeFace">String</text:span><text:s/><text:span text:style-name="OrgSrcRainbowDelimitersDepth3Face">[</text:span><text:span text:style-name="OrgSrcRainbowDelimitersDepth3Face">]</text:span><text:span text:style-name="OrgSrcFontLockVariableNameFace">args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TypeFace">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/><text:span text:style-name="OrgSrcFontLockVariableNameFace">phoneBook</text:span><text:s/>=<text:s/><text:span text:style-name="OrgSrcFontLockKeywordFace">new</text:span><text:s/><text:span text:style-name="OrgSrcFontLockTypeFace">Hash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TypeFace">Scanne</text:span><text:span text:style-name="OrgSrcFontLockTypeFace">r</text:span><text:s/><text:span text:style-name="OrgSrcFontLockVariableNameFace">scan</text:span><text:s/>=<text:s/><text:span text:style-name="OrgSrcFontLockKeywordFace">new</text:span><text:s/><text:span text:style-name="OrgSrcFontLockTypeFace">Scanner</text:span><text:span text:style-name="OrgSrcRainbowDelimitersDepth3Face">(</text:span>System.in<text:span text:style-name="OrgSrcRainbowDelimitersDepth3Face">)</text:span>;</text:p>
      <text:p text:style-name="OrgSrcBlock"/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n</text:span><text:s/>=<text:s/>scan.nextInt<text:span text:style-name="OrgSrcRainbowDelimitersDepth3Face">(</text:span><text:span text:style-name="OrgSrcRainbowDelimitersDepth3Face">)</text:span>;</text:p>
      <text:p text:style-name="OrgSrcBlock"/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<text:span text:style-name="OrgSrcFontLockTypeFace">n</text:span>;<text:s/>i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TypeFace">Strin</text:span><text:span text:style-name="OrgSrcFontLockTypeFace">g</text:span><text:s/><text:span text:style-name="OrgSrcFontLockVariableNameFace">name</text:span><text:s/>=<text:s/>scan.next<text:span text:style-name="OrgSrcRainbowDelimitersDepth4Face">(</text:span><text:span text:style-name="OrgSrcRainbowDelimitersDepth4Face">)</text:span>;</text:p>
      <text:p text:style-name="OrgSrcBlock"><text:s/><text:s/><text:s/><text:s/><text:s/><text:s/><text:span text:style-name="OrgSrcFontLockTypeFace">in</text:span><text:span text:style-name="OrgSrcFontLockTypeFace">t</text:span><text:s/><text:span text:style-name="OrgSrcFontLockVariableNameFace">phone</text:span><text:s/>=<text:s/>scan.nextInt<text:span text:style-name="OrgSrcRainbowDelimitersDepth4Face">(</text:span><text:span text:style-name="OrgSrcRainbowDelimitersDepth4Face">)</text:span>;</text:p>
      <text:p text:style-name="OrgSrcBlock"/>
      <text:p text:style-name="OrgSrcBlock"><text:s/><text:s/><text:s/><text:s/><text:s/><text:s/>phoneBook.put<text:span text:style-name="OrgSrcRainbowDelimitersDepth4Face">(</text:span>name,<text:s/>phone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/>
      <text:p text:style-name="OrgSrcBlock"><text:s/><text:s/><text:s/><text:s/><text:span text:style-name="OrgSrcFontLockKeywordFace">while</text:span><text:span text:style-name="OrgSrcRainbowDelimitersDepth3Face">(</text:span>scan.hasNext<text:span text:style-name="OrgSrcRainbowDelimitersDepth4Face">(</text:span><text:span text:style-name="OrgSrcRainbowDelimitersDepth4Face">)</text:span>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TypeFace">Strin</text:span><text:span text:style-name="OrgSrcFontLockTypeFace">g</text:span><text:s/><text:span text:style-name="OrgSrcFontLockVariableNameFace">s</text:span><text:s/>=<text:s/>scan.next<text:span text:style-name="OrgSrcRainbowDelimitersDepth4Face">(</text:span><text:span text:style-name="OrgSrcRainbowDelimitersDepth4Face">)</text:span>;</text:p>
      <text:p text:style-name="OrgSrcBlock"><text:s/><text:s/><text:s/><text:s/><text:s/><text:s/><text:span text:style-name="OrgSrcFontLockTypeFace">Intege</text:span><text:span text:style-name="OrgSrcFontLockTypeFace">r</text:span><text:s/><text:span text:style-name="OrgSrcFontLockVariableNameFace">phoneNumber</text:span><text:s/>=<text:s/>phoneBook.get<text:span text:style-name="OrgSrcRainbowDelimitersDepth4Face">(</text:span>s<text:span text:style-name="OrgSrcRainbowDelimitersDepth4Face">)</text:span>;</text:p>
      <text:p text:style-name="OrgSrcBlock"/>
      <text:p text:style-name="OrgSrcBlock"><text:s/><text:s/><text:s/><text:s/><text:s/><text:s/>System.out.println<text:span text:style-name="OrgSrcRainbowDelimitersDepth4Face">(</text:span><text:span text:style-name="OrgSrcRainbowDelimitersDepth5Face">(</text:span>phoneNumber<text:s/>!=<text:s/><text:span text:style-name="OrgSrcFontLockConstantFace">null</text:span><text:span text:style-name="OrgSrcRainbowDelimitersDepth5Face">)</text:span><text:s/>?<text:s/>s<text:s/>+<text:s/><text:span text:style-name="OrgSrcFontLockStringFace">"="</text:span><text:s/>+<text:s/>phoneNumber<text:s/>:<text:s/><text:span text:style-name="OrgSrcFontLockStringFace">"Not<text:s/>found"</text:span>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/>
      <text:p text:style-name="OrgSrcBlock"><text:s/><text:s/><text:s/><text:s/>scan.close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</text:p>
      <text:p text:style-name="Text_20_body">That’s it, the program to implement HashMap Logic in Java. I hope if not all,
we learned something :)
</text:p>
      <text:h text:style-name="Heading_20_1" text:outline-level="1" text:is-list-header="false">
<text:bookmark-start text:name="OrgXref.orgde8785d"/>
<text:bookmark text:name="orgde8785d"/>Thank You!
<text:bookmark-end text:name="OrgXref.orgde8785d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5Face" style:family="text">
      <style:text-properties fo:color="#b1951d"/>
    </style:style>
    <style:style style:name="OrgSrcRainbowDelimitersDepth4Face" style:family="text">
      <style:text-properties fo:color="#67b11d"/>
    </style:style>
    <style:style style:name="OrgSrcFontLockStringFace" style:family="text">
      <style:text-properties fo:color="#2d9574"/>
    </style:style>
    <style:style style:name="OrgSrcHighlightNumbersNumber" style:family="text">
      <style:text-properties fo:color="#a45bad"/>
    </style:style>
    <style:style style:name="OrgSrcRainbowDelimitersDepth3Face" style:family="text">
      <style:text-properties fo:color="#2d9574"/>
    </style:style>
    <style:style style:name="OrgSrcRainbowDelimitersDepth2Face" style:family="text">
      <style:text-properties fo:color="#bc6ec5"/>
    </style:style>
    <style:style style:name="OrgSrcFontLockFunctionNameFace" style:family="text">
      <style:text-properties fo:color="#b2b2b2"/>
    </style:style>
    <style:style style:name="OrgSrcFontLockConstantFace" style:family="text">
      <style:text-properties fo:color="#a45bad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FontLockKeywordFace" style:family="text">
      <style:text-properties fo:color="#b2b2b2"/>
    </style:style>
    <style:style style:name="OrgSrcFontLockVariableNameFace" style:family="text">
      <style:text-properties fo:color="#7590db"/>
    </style:style>
    <style:style style:name="OrgSrcRainbowDelimitersDepth1Face" style:family="text">
      <style:text-properties fo:color="#4f97d7"/>
    </style:style>
    <style:style style:name="OrgSrcFontLockTypeFace" style:family="text">
      <style:text-properties fo:color="#b2b2b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hubham Mahajan</dc:creator>
    <meta:initial-creator>Shubham Mahajan</meta:initial-creator>
    <dc:date>2018-01-28T12:07:14</dc:date>
    <meta:creation-date>2018-01-28T12:07:14</meta:creation-date>
    <meta:generator>Emacs 25.2.2 (Org mode 9.1.6)</meta:generator>
    <meta:keyword/>
    <dc:subject/>
    <dc:title>Hash Maps in Java</dc:title>
  </office:meta>
</office:document-meta>
</file>